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891cm" svg:y1="2.2cm" svg:x2="0.891cm" svg:y2="0.2cm">
            <text:p/>
          </draw:line>
          <draw:line draw:style-name="gr1" draw:text-style-name="P1" draw:layer="layout" svg:x1="0.891cm" svg:y1="0.9cm" svg:x2="1.391cm" svg:y2="0.2cm">
            <text:p/>
          </draw:line>
          <draw:line draw:style-name="gr1" draw:text-style-name="P1" draw:layer="layout" svg:x1="0.891cm" svg:y1="0.9cm" svg:x2="0.391cm" svg:y2="0.2cm">
            <text:p/>
          </draw:line>
        </draw:g>
        <draw:frame draw:style-name="gr2" draw:text-style-name="P2" draw:layer="layout" svg:width="1.226cm" svg:height="0.725cm" svg:x="0.791cm" svg:y="0.875cm">
          <draw:text-box>
            <text:p><text:span text:style-name="T1">ANT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4:06:38.265000000</meta:creation-date>
    <dc:date>2021-07-04T14:23:37.481000000</dc:date>
    <meta:editing-duration>PT6M49S</meta:editing-duration>
    <meta:editing-cycles>1</meta:editing-cycles>
    <meta:document-statistic meta:object-count="5"/>
    <meta:generator>LibreOffice/6.4.4.2$Windows_X86_64 LibreOffice_project/3d775be2011f3886db32dfd395a6a6d1ca2630ff</meta:generator>
  </office:meta>
</office:document-meta>
</file>